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2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9"/>
        <table:table-column table:style-name="co21" table:default-cell-style-name="ce12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6" office:value-type="string">
            <text:p>drop2</text:p>
          </table:table-cell>
          <table:table-cell table:style-name="ce26" office:value-type="string">
            <text:p>RCC</text:p>
          </table:table-cell>
          <table:table-cell table:style-name="ce26" office:value-type="string">
            <text:p>stickRes</text:p>
          </table:table-cell>
          <table:table-cell table:style-name="ce26" office:value-type="string">
            <text:p>Tile</text:p>
          </table:table-cell>
          <table:table-cell table:style-name="ce26" office:value-type="string">
            <text:p>soleKill</text:p>
          </table:table-cell>
          <table:table-cell table:style-name="ce26" office:value-type="string">
            <text:p>addtlHitCheck</text:p>
          </table:table-cell>
          <table:table-cell table:style-name="ce26" office:value-type="string">
            <text:p>initFunc</text:p>
          </table:table-cell>
          <table:table-cell table:style-name="ce26" office:value-type="string">
            <text:p>turnFunc</text:p>
          </table:table-cell>
          <table:table-cell table:style-name="ce26" office:value-type="string">
            <text:p>wkSn</text:p>
          </table:table-cell>
          <table:table-cell table:style-name="ce26" office:value-type="string">
            <text:p>postHit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65">
            <text:p>-1.6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000">
            <text:p>4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5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997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8450">
            <text:p>845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test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2/09/2018</text:date>, <text:time>21:3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2-09T21:39:06.48</dc:date>
    <dc:creator>Seab Dinch</dc:creator>
    <meta:editing-duration>P35DT8H41M37S</meta:editing-duration>
    <meta:editing-cycles>408</meta:editing-cycles>
    <meta:generator>OpenOffice/4.1.2$Win32 OpenOffice.org_project/412m3$Build-9782</meta:generator>
    <meta:document-statistic meta:table-count="3" meta:cell-count="1696" meta:object-count="0"/>
  </office:meta>
</office:document-meta>
</file>